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25-04-29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24-11-14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24-04-24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24-02-23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23-11-08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23-04-12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23-03-06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22-12-07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22-02-09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21-11-12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21-04-27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20-12-03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20-03-19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19-12-09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19-09-11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18-11-1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18-03-07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17-11-13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17-03-02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16-11-08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16-02-22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15-12-08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15-02-18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14-11-05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14-05-05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14-02-18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13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13-08-02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13-02-12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12-11-0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12-02-16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11-11-10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11-06-07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10-12-13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10-02-22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09-11-19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09-08-10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09-05-07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09-02-23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08-11-13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08-04-30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08-02-14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07-09-14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07-05-18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07-03-19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06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06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05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05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04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04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03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03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02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02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02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01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01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00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2000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99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99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99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98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98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98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97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97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97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96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95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94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94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93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93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92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92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91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90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89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89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89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88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87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87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87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87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86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86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86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85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85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85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85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85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84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84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84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84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84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83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83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83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82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82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81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81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80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80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78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78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78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77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77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76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76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76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75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75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75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74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73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73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72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72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71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71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71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70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70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70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69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69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69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69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68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68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68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67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67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67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66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66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66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65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65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65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64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64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64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64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63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63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63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63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62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62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62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61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61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60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60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59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59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58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58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57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57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57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56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56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108</text:p>
          </table:table-cell>
          <table:table-cell office:value-type="string" calcext:value-type="string">
            <text:p>27S/18E-06DB</text:p>
          </table:table-cell>
          <table:table-cell office:value-type="string" calcext:value-type="string">
            <text:p>1956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74" meta:object-count="0"/>
    <meta:user-defined meta:name="AppVersion">3.0</meta:user-defined>
  </office:meta>
</office:document-meta>
</file>